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normal" officeooo:rsid="0005bdab" officeooo:paragraph-rsid="0054889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normal" officeooo:rsid="0005bdab" officeooo:paragraph-rsid="0025473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5bdab" officeooo:paragraph-rsid="0054889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5bdab" officeooo:paragraph-rsid="0025473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5bdab" officeooo:paragraph-rsid="005635e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56a55c" officeooo:paragraph-rsid="0056a55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5bdab" officeooo:paragraph-rsid="0025473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5747f4" officeooo:paragraph-rsid="005747f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56a55c" officeooo:paragraph-rsid="0056a55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5747f4" officeooo:paragraph-rsid="005747f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paragraph-rsid="00699c18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paragraph-rsid="006a043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paragraph-rsid="006cb8e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paragraph-rsid="0072b4a1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officeooo:paragraph-rsid="007fa04d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fo:font-weight="normal" officeooo:rsid="0005bdab" officeooo:paragraph-rsid="0061aa5d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4889d"/>
    </style:style>
    <style:style style:name="T4" style:family="text">
      <style:text-properties officeooo:rsid="006404d6"/>
    </style:style>
    <style:style style:name="T5" style:family="text">
      <style:text-properties officeooo:rsid="006a0439"/>
    </style:style>
    <style:style style:name="T6" style:family="text">
      <style:text-properties officeooo:rsid="0079fd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N College of Engineering, Kalavakkam </text:p>
      <text:p text:style-name="P1">Department of Computer Science and Engineering </text:p>
      <text:p text:style-name="P1">III Semester - CSE 'A ',’B’ &amp; ‘C’ </text:p>
      <text:p text:style-name="P1">UCS 1312 Data Structures Lab Laboratory </text:p>
      <text:p text:style-name="P2"><text:s/></text:p>
      <text:p text:style-name="P3">Academic Year: 2019-2020 </text:p>
      <text:p text:style-name="P3">Batch: 2018-2022 </text:p>
      <text:p text:style-name="P3"/>
      <text:p text:style-name="P3">R<text:span text:style-name="T3">egister Number</text:span>: 185001104 </text:p>
      <text:p text:style-name="P3">N<text:span text:style-name="T3">ame</text:span>: Nivedhitha D</text:p>
      <text:p text:style-name="P3">C<text:span text:style-name="T3">lass</text:span>: CSE B</text:p>
      <text:p text:style-name="P2"><text:s/></text:p>
      <text:p text:style-name="P7">Exercise 8: Binary Search Tree</text:p>
      <text:p text:style-name="P4"><text:s/></text:p>
      <text:list xml:id="list1029867250" text:style-name="L1">
        <text:list-item>
          <text:p text:style-name="P16">Create BST for the following entries: Kumar, Anusha, Ram, Charan, Mohan, Karthika, Chitra, Lakshmi, Abishek, Swetha, Tarun, Sanjana.</text:p>
        </text:list-item>
        <text:list-item>
          <text:p text:style-name="P16">Display the tree elements in alphabetical order.</text:p>
        </text:list-item>
        <text:list-item>
          <text:p text:style-name="P16">Find the grand parent of Lakshmi and Karthika.</text:p>
        </text:list-item>
        <text:list-item>
          <text:p text:style-name="P16">Find the grand children of Charan.</text:p>
        </text:list-item>
        <text:list-item>
          <text:p text:style-name="P16">Find the sibling of Swetha and Chitra.</text:p>
        </text:list-item>
        <text:list-item>
          <text:p text:style-name="P16">Delete Ram and display the resultant tree. </text:p>
        </text:list-item>
      </text:list>
      <text:p text:style-name="P5"/>
      <text:p text:style-name="P6"><text:span text:style-name="T1">Program Name:</text:span><text:span text:style-name="T2"> </text:span><text:span text:style-name="T4">binary_search_tree</text:span></text:p>
      <text:p text:style-name="P6"/>
      <text:p text:style-name="P9">Source Code:</text:p>
      <text:p text:style-name="P6"/>
      <text:p text:style-name="P6">#include&lt;stdio.h&gt;</text:p>
      <text:p text:style-name="P6">#include&lt;stdlib.h&gt;</text:p>
      <text:p text:style-name="P6">#include&lt;string.h&gt;</text:p>
      <text:p text:style-name="P6">#include&lt;unistd.h&gt;</text:p>
      <text:p text:style-name="P6">#include&lt;termios.h&gt;</text:p>
      <text:p text:style-name="P6"/>
      <text:p text:style-name="P6">#define N 25</text:p>
      <text:p text:style-name="P6"/>
      <text:p text:style-name="P6">// FUNCTION TO IMPLEMENT getch() DUE TO THE ABSENCE OF &lt;conio.h&gt; IN gcc COMPILER</text:p>
      <text:p text:style-name="P6"/>
      <text:p text:style-name="P6">char getch()</text:p>
      <text:p text:style-name="P6">{</text:p>
      <text:p text:style-name="P6"><text:tab/>char buf=0;</text:p>
      <text:p text:style-name="P6"/>
      <text:p text:style-name="P6"><text:tab/>struct termios old={0};</text:p>
      <text:p text:style-name="P6"/>
      <text:p text:style-name="P6"><text:tab/>fflush(stdout);</text:p>
      <text:p text:style-name="P6"/>
      <text:p text:style-name="P6"><text:tab/>if(tcgetattr(0, &amp;old)&lt;0)</text:p>
      <text:p text:style-name="P6"><text:tab/><text:tab/>perror("tcsetattr()");</text:p>
      <text:p text:style-name="P6"/>
      <text:p text:style-name="P6"><text:tab/>old.c_lflag&amp;=~ICANON;</text:p>
      <text:p text:style-name="P6"><text:s text:c="4"/><text:tab/>old.c_lflag&amp;=~ECHO;</text:p>
      <text:p text:style-name="P6"><text:s text:c="4"/><text:tab/>old.c_cc[VMIN]=1;</text:p>
      <text:p text:style-name="P6"><text:s text:c="4"/><text:tab/>old.c_cc[VTIME]=0;</text:p>
      <text:p text:style-name="P6"><text:soft-page-break/></text:p>
      <text:p text:style-name="P6"><text:tab/>if(tcsetattr(0, TCSANOW, &amp;old)&lt;0)</text:p>
      <text:p text:style-name="P6"><text:tab/><text:tab/>perror("tcsetattr ICANON");</text:p>
      <text:p text:style-name="P6"/>
      <text:p text:style-name="P6"><text:tab/>if(read(0,&amp;buf,1)&lt;0)</text:p>
      <text:p text:style-name="P6"><text:tab/><text:tab/>perror("read()");</text:p>
      <text:p text:style-name="P6"/>
      <text:p text:style-name="P6"><text:tab/>old.c_lflag|=ICANON;</text:p>
      <text:p text:style-name="P6"><text:s text:c="3"/><text:tab/>old.c_lflag|=ECHO;</text:p>
      <text:p text:style-name="P6"/>
      <text:p text:style-name="P6"><text:tab/>if(tcsetattr(0, TCSADRAIN, &amp;old)&lt;0)</text:p>
      <text:p text:style-name="P6"><text:tab/><text:tab/>perror ("tcsetattr ~ICANON");</text:p>
      <text:p text:style-name="P6"/>
      <text:p text:style-name="P6"><text:tab/>return buf;</text:p>
      <text:p text:style-name="P6">}</text:p>
      <text:p text:style-name="P6"/>
      <text:p text:style-name="P6">// Node Definition for Binary Search Tree</text:p>
      <text:p text:style-name="P6"/>
      <text:p text:style-name="P6">struct treeNode</text:p>
      <text:p text:style-name="P6">{</text:p>
      <text:p text:style-name="P6"><text:tab/>char name[N];</text:p>
      <text:p text:style-name="P6"><text:tab/>struct treeNode *left;</text:p>
      <text:p text:style-name="P6"><text:tab/>struct treeNode *right;</text:p>
      <text:p text:style-name="P6">};</text:p>
      <text:p text:style-name="P6"/>
      <text:p text:style-name="P6">typedef struct treeNode* bstNode;</text:p>
      <text:p text:style-name="P6"/>
      <text:p text:style-name="P6">// Function to Create New Node</text:p>
      <text:p text:style-name="P6"/>
      <text:p text:style-name="P6">bstNode newNode(char name[])</text:p>
      <text:p text:style-name="P6">{</text:p>
      <text:p text:style-name="P6"><text:tab/>bstNode node = (struct treeNode*)malloc(sizeof(struct treeNode));</text:p>
      <text:p text:style-name="P6"><text:tab/>strcpy(node-&gt;name, name);</text:p>
      <text:p text:style-name="P6"><text:tab/>node-&gt;left = node-&gt;right = NULL;</text:p>
      <text:p text:style-name="P6"><text:tab/>return node;</text:p>
      <text:p text:style-name="P6">}</text:p>
      <text:p text:style-name="P6"/>
      <text:p text:style-name="P6">// Function to INSERT the New Node in the BST</text:p>
      <text:p text:style-name="P6"/>
      <text:p text:style-name="P6">bstNode insert(bstNode bstTree, char name[])</text:p>
      <text:p text:style-name="P6">{</text:p>
      <text:p text:style-name="P6"><text:tab/>if(bstTree == NULL)</text:p>
      <text:p text:style-name="P6"><text:tab/><text:tab/>return newNode(name);</text:p>
      <text:p text:style-name="P6"/>
      <text:p text:style-name="P6"><text:tab/>else</text:p>
      <text:p text:style-name="P6"><text:tab/>{</text:p>
      <text:p text:style-name="P6"><text:tab/><text:tab/>if(strcmp(name, bstTree-&gt;name) &lt; 0)</text:p>
      <text:p text:style-name="P6"><text:tab/><text:tab/><text:tab/>bstTree-&gt;left = insert(bstTree-&gt;left, name);</text:p>
      <text:p text:style-name="P6"/>
      <text:p text:style-name="P6"><text:tab/><text:tab/>else</text:p>
      <text:p text:style-name="P6"><text:tab/><text:tab/><text:tab/>bstTree-&gt;right = insert(bstTree-&gt;right, name);</text:p>
      <text:p text:style-name="P6"><text:tab/>}</text:p>
      <text:p text:style-name="P6"><text:soft-page-break/></text:p>
      <text:p text:style-name="P6"><text:tab/>return bstTree;</text:p>
      <text:p text:style-name="P6">}</text:p>
      <text:p text:style-name="P6"/>
      <text:p text:style-name="P6">// Function to find the Grandparent of the given node</text:p>
      <text:p text:style-name="P6">void findGrandparent(bstNode bstTree, char name[])</text:p>
      <text:p text:style-name="P6">{</text:p>
      <text:p text:style-name="P6"><text:tab/>if(bstTree-&gt;left != NULL)</text:p>
      <text:p text:style-name="P6"><text:tab/>{</text:p>
      <text:p text:style-name="P6"><text:tab/><text:tab/>if(bstTree-&gt;left-&gt;left != NULL &amp;&amp; strcmp(bstTree-&gt;left-&gt;left-&gt;name, name) == 0)</text:p>
      <text:p text:style-name="P6"><text:tab/><text:tab/><text:tab/>printf("\n\tGrandparent: %s", bstTree-&gt;name);</text:p>
      <text:p text:style-name="P6"/>
      <text:p text:style-name="P6"><text:tab/><text:tab/>else if(bstTree-&gt;left-&gt;right != NULL &amp;&amp; strcmp(bstTree-&gt;left-&gt;right-&gt;name, name) == 0)</text:p>
      <text:p text:style-name="P6"><text:tab/><text:tab/><text:tab/>printf("\n\tGrandparent: %s", bstTree-&gt;name);</text:p>
      <text:p text:style-name="P6"><text:tab/>}</text:p>
      <text:p text:style-name="P6"/>
      <text:p text:style-name="P6"><text:tab/>if(bstTree-&gt;right != NULL)</text:p>
      <text:p text:style-name="P6"><text:tab/>{</text:p>
      <text:p text:style-name="P6"><text:tab/><text:tab/>if(bstTree-&gt;right-&gt;left != NULL &amp;&amp; strcmp(bstTree-&gt;right-&gt;left-&gt;name, name) == 0)</text:p>
      <text:p text:style-name="P6"><text:tab/><text:tab/><text:tab/>printf("\n\tGrandparent: %s", bstTree-&gt;name);</text:p>
      <text:p text:style-name="P6"/>
      <text:p text:style-name="P6"><text:tab/><text:tab/>else if(bstTree-&gt;right-&gt;right != NULL &amp;&amp; strcmp(bstTree-&gt;right-&gt;right-&gt;name, name) == 0)</text:p>
      <text:p text:style-name="P6"><text:tab/><text:tab/><text:tab/>printf("\n\tGrandparent: %s", bstTree-&gt;name);</text:p>
      <text:p text:style-name="P6"><text:tab/>}</text:p>
      <text:p text:style-name="P6"/>
      <text:p text:style-name="P6"><text:tab/>if(bstTree-&gt;left != NULL &amp;&amp; (strcmp(name, bstTree-&gt;name) &lt; 0))</text:p>
      <text:p text:style-name="P6"><text:tab/><text:tab/>findGrandparent(bstTree-&gt;left, name);</text:p>
      <text:p text:style-name="P6"/>
      <text:p text:style-name="P6"><text:tab/>else if(bstTree-&gt;right != NULL &amp;&amp; strcmp(name, bstTree-&gt;name) &gt; 0)</text:p>
      <text:p text:style-name="P6"><text:tab/><text:tab/>findGrandparent(bstTree-&gt;right, name);</text:p>
      <text:p text:style-name="P6"/>
      <text:p text:style-name="P6"><text:tab/>else</text:p>
      <text:p text:style-name="P6"><text:tab/><text:tab/>return;</text:p>
      <text:p text:style-name="P6">}</text:p>
      <text:p text:style-name="P6"/>
      <text:p text:style-name="P6">// Function to find grandchildren of the given node</text:p>
      <text:p text:style-name="P6"/>
      <text:p text:style-name="P6">void findGrandchildren(bstNode bstTree, char name[])</text:p>
      <text:p text:style-name="P6">{</text:p>
      <text:p text:style-name="P6"><text:tab/>bstNode grandparent = bstTree;</text:p>
      <text:p text:style-name="P6"/>
      <text:p text:style-name="P6"><text:tab/>while (grandparent != NULL &amp;&amp; (strcmp(grandparent-&gt;name, name) != 0))</text:p>
      <text:p text:style-name="P6"><text:tab/>{</text:p>
      <text:p text:style-name="P6"><text:tab/><text:tab/>if (strcmp(name, grandparent-&gt;name) &lt; 0)</text:p>
      <text:p text:style-name="P6"><text:tab/><text:tab/><text:tab/>grandparent = grandparent-&gt;left;</text:p>
      <text:p text:style-name="P6"/>
      <text:p text:style-name="P6"><text:tab/><text:tab/>else</text:p>
      <text:p text:style-name="P6"><text:tab/><text:tab/><text:tab/>grandparent = grandparent-&gt;right;</text:p>
      <text:p text:style-name="P6"><text:tab/>}</text:p>
      <text:p text:style-name="P6"><text:soft-page-break/></text:p>
      <text:p text:style-name="P6"><text:tab/>if (grandparent == NULL)</text:p>
      <text:p text:style-name="P6"><text:tab/>{</text:p>
      <text:p text:style-name="P6"><text:tab/><text:tab/>printf("CANNOT be found as %s is NOT PRESENT in BST !", name);</text:p>
      <text:p text:style-name="P6"><text:tab/><text:tab/>return;</text:p>
      <text:p text:style-name="P6"><text:tab/>}</text:p>
      <text:p text:style-name="P6"/>
      <text:p text:style-name="P6"><text:tab/>if(grandparent-&gt;left != NULL)</text:p>
      <text:p text:style-name="P6"><text:tab/>{</text:p>
      <text:p text:style-name="P6"><text:tab/><text:tab/>if(grandparent-&gt;left-&gt;left != NULL || grandparent-&gt;left-&gt;right != NULL)</text:p>
      <text:p text:style-name="P6"><text:tab/><text:tab/>{</text:p>
      <text:p text:style-name="P6"><text:tab/><text:tab/><text:tab/>if(grandparent-&gt;left-&gt;left != NULL)</text:p>
      <text:p text:style-name="P6"><text:tab/><text:tab/><text:tab/><text:tab/>printf("%s ", grandparent-&gt;left-&gt;left-&gt;name);</text:p>
      <text:p text:style-name="P6"/>
      <text:p text:style-name="P6"><text:tab/><text:tab/><text:tab/>if(grandparent-&gt;left-&gt;right != NULL)</text:p>
      <text:p text:style-name="P6"><text:tab/><text:tab/><text:tab/><text:tab/>printf("%s ", grandparent-&gt;left-&gt;right-&gt;name);</text:p>
      <text:p text:style-name="P6"><text:tab/><text:tab/>}</text:p>
      <text:p text:style-name="P6"/>
      <text:p text:style-name="P6"><text:tab/><text:tab/>else</text:p>
      <text:p text:style-name="P6"><text:tab/><text:tab/><text:tab/>printf("NO LEFT Grandchildren! ");</text:p>
      <text:p text:style-name="P6"><text:tab/>}</text:p>
      <text:p text:style-name="P6"/>
      <text:p text:style-name="P6"><text:tab/>else</text:p>
      <text:p text:style-name="P6"><text:tab/><text:tab/>printf("NO LEFT Grandchildren! ");</text:p>
      <text:p text:style-name="P6"/>
      <text:p text:style-name="P6"><text:tab/>if(grandparent-&gt;right != NULL)</text:p>
      <text:p text:style-name="P6"><text:tab/>{</text:p>
      <text:p text:style-name="P6"><text:tab/><text:tab/>if(grandparent-&gt;right-&gt;left != NULL || grandparent-&gt;right-&gt;right != NULL)</text:p>
      <text:p text:style-name="P6"><text:tab/><text:tab/>{</text:p>
      <text:p text:style-name="P6"><text:tab/><text:tab/><text:tab/>if(grandparent-&gt;right-&gt;left != NULL)</text:p>
      <text:p text:style-name="P6"><text:tab/><text:tab/><text:tab/><text:tab/>printf("%s ", grandparent-&gt;right-&gt;left-&gt;name);</text:p>
      <text:p text:style-name="P6"/>
      <text:p text:style-name="P6"><text:tab/><text:tab/><text:tab/>if(grandparent-&gt;right-&gt;right != NULL)</text:p>
      <text:p text:style-name="P6"><text:tab/><text:tab/><text:tab/><text:tab/>printf("%s ", grandparent-&gt;right-&gt;right-&gt;name);</text:p>
      <text:p text:style-name="P6"><text:tab/><text:tab/>}</text:p>
      <text:p text:style-name="P6"/>
      <text:p text:style-name="P6"><text:tab/><text:tab/>else</text:p>
      <text:p text:style-name="P6"><text:tab/><text:tab/><text:tab/>printf("NO RIGHT Grandchildren! ");</text:p>
      <text:p text:style-name="P6"><text:tab/>}</text:p>
      <text:p text:style-name="P6"/>
      <text:p text:style-name="P6"><text:tab/>else</text:p>
      <text:p text:style-name="P6"><text:tab/><text:tab/>printf("NO RIGHT Grandchildren! ");</text:p>
      <text:p text:style-name="P6">}</text:p>
      <text:p text:style-name="P6"/>
      <text:p text:style-name="P6">// Function to find Sibling of the given node</text:p>
      <text:p text:style-name="P6"/>
      <text:p text:style-name="P6">void findSibling(bstNode bstTree, char name[])</text:p>
      <text:p text:style-name="P6">{</text:p>
      <text:p text:style-name="P6"><text:tab/>bstNode curr = bstTree;</text:p>
      <text:p text:style-name="P6"/>
      <text:p text:style-name="P6"><text:tab/>bstNode parent = NULL;</text:p>
      <text:p text:style-name="P6"/>
      <text:p text:style-name="P6"><text:soft-page-break/><text:tab/>while (curr != NULL &amp;&amp; (strcmp(curr-&gt;name, name) != 0))</text:p>
      <text:p text:style-name="P6"><text:tab/>{</text:p>
      <text:p text:style-name="P6"><text:tab/><text:tab/>parent = curr;</text:p>
      <text:p text:style-name="P6"/>
      <text:p text:style-name="P6"><text:tab/><text:tab/>if (strcmp(name, curr-&gt;name) &lt; 0)</text:p>
      <text:p text:style-name="P6"><text:tab/><text:tab/><text:tab/>curr = curr-&gt;left;</text:p>
      <text:p text:style-name="P6"><text:tab/><text:tab/>else</text:p>
      <text:p text:style-name="P6"><text:tab/><text:tab/><text:tab/>curr = curr-&gt;right;</text:p>
      <text:p text:style-name="P6"><text:tab/>}</text:p>
      <text:p text:style-name="P6"/>
      <text:p text:style-name="P6"><text:tab/>if (curr == NULL)</text:p>
      <text:p text:style-name="P6"><text:tab/>{</text:p>
      <text:p text:style-name="P6"><text:tab/><text:tab/>printf("\n\t%s Not FOUND in BST !", name);</text:p>
      <text:p text:style-name="P6"><text:tab/><text:tab/>return;</text:p>
      <text:p text:style-name="P6"><text:tab/>}</text:p>
      <text:p text:style-name="P6"/>
      <text:p text:style-name="P6"><text:tab/>if(parent == NULL)</text:p>
      <text:p text:style-name="P6"><text:tab/>{</text:p>
      <text:p text:style-name="P6"><text:tab/><text:tab/>printf("\n\t%s is the Root Node of the BST", name);</text:p>
      <text:p text:style-name="P6"><text:tab/><text:tab/>return;</text:p>
      <text:p text:style-name="P6"><text:tab/>}</text:p>
      <text:p text:style-name="P6"/>
      <text:p text:style-name="P6"><text:tab/>if(strcmp(name, parent-&gt;name) &lt; 0 &amp;&amp; parent-&gt;right != NULL)</text:p>
      <text:p text:style-name="P6"><text:tab/><text:tab/>printf("\n\tRight Sibling: %s", parent-&gt;right-&gt;name);</text:p>
      <text:p text:style-name="P6"/>
      <text:p text:style-name="P6"><text:tab/><text:span text:style-name="T6">else </text:span>if(strcmp(name, parent-&gt;name) &gt; 0 &amp;&amp; parent-&gt;left != NULL)</text:p>
      <text:p text:style-name="P6"><text:tab/><text:tab/>printf("\n\tLeft Sibling: %s", parent-&gt;left-&gt;name);</text:p>
      <text:p text:style-name="P6"/>
      <text:p text:style-name="P6"><text:tab/>else</text:p>
      <text:p text:style-name="P6"><text:tab/><text:tab/>printf("\n\tNo Sibling !");</text:p>
      <text:p text:style-name="P6">}</text:p>
      <text:p text:style-name="P6"/>
      <text:p text:style-name="P6">// Function to find the Min value in the subtree</text:p>
      <text:p text:style-name="P6"/>
      <text:p text:style-name="P6">bstNode minValueNode(bstNode bstTree)</text:p>
      <text:p text:style-name="P6">{</text:p>
      <text:p text:style-name="P6"><text:s text:c="4"/>bstNode current = bstTree;</text:p>
      <text:p text:style-name="P6"/>
      <text:p text:style-name="P6"><text:s text:c="4"/>while (current &amp;&amp; current-&gt;left != NULL)</text:p>
      <text:p text:style-name="P6"><text:s text:c="8"/>current = current-&gt;left;</text:p>
      <text:p text:style-name="P6"/>
      <text:p text:style-name="P6"><text:s text:c="4"/>return current;</text:p>
      <text:p text:style-name="P6">}</text:p>
      <text:p text:style-name="P6"/>
      <text:p text:style-name="P6">// Function to Delete the node</text:p>
      <text:p text:style-name="P6"/>
      <text:p text:style-name="P6">bstNode deleteNode(bstNode bstTree, char name[])</text:p>
      <text:p text:style-name="P6">{</text:p>
      <text:p text:style-name="P6"><text:s text:c="4"/>if (bstTree == NULL)</text:p>
      <text:p text:style-name="P6"><text:s text:c="4"/><text:tab/>return bstTree;</text:p>
      <text:p text:style-name="P6"/>
      <text:p text:style-name="P6"><text:s text:c="4"/>if (strcmp(name, bstTree-&gt;name) &lt; 0)</text:p>
      <text:p text:style-name="P6"><text:soft-page-break/><text:s text:c="8"/>bstTree-&gt;left = deleteNode(bstTree-&gt;left, name);</text:p>
      <text:p text:style-name="P6"/>
      <text:p text:style-name="P6"><text:s text:c="4"/>else if (strcmp(name, bstTree-&gt;name) &gt; 0)</text:p>
      <text:p text:style-name="P6"><text:s text:c="8"/>bstTree-&gt;right = deleteNode(bstTree-&gt;right, name);</text:p>
      <text:p text:style-name="P6"/>
      <text:p text:style-name="P6"><text:s text:c="4"/>else</text:p>
      <text:p text:style-name="P6"><text:s text:c="4"/>{</text:p>
      <text:p text:style-name="P6"><text:s text:c="8"/>if (bstTree-&gt;left == NULL)</text:p>
      <text:p text:style-name="P6"><text:s text:c="8"/>{</text:p>
      <text:p text:style-name="P6"><text:s text:c="12"/>bstNode temp = bstTree-&gt;right;</text:p>
      <text:p text:style-name="P6"><text:s text:c="12"/>free(bstTree);</text:p>
      <text:p text:style-name="P6"><text:s text:c="12"/>return temp;</text:p>
      <text:p text:style-name="P6"><text:s text:c="8"/>}</text:p>
      <text:p text:style-name="P6"><text:s text:c="8"/>else if (bstTree-&gt;right == NULL)</text:p>
      <text:p text:style-name="P6"><text:s text:c="8"/>{</text:p>
      <text:p text:style-name="P6"><text:s text:c="12"/>bstNode temp = bstTree-&gt;left;</text:p>
      <text:p text:style-name="P6"><text:s text:c="12"/>free(bstTree);</text:p>
      <text:p text:style-name="P6"><text:s text:c="12"/>return temp;</text:p>
      <text:p text:style-name="P6"><text:s text:c="8"/>}</text:p>
      <text:p text:style-name="P6"/>
      <text:p text:style-name="P6"><text:s text:c="8"/>bstNode temp = minValueNode(bstTree-&gt;right);</text:p>
      <text:p text:style-name="P6"/>
      <text:p text:style-name="P6"><text:s text:c="8"/>strcpy(bstTree-&gt;name, temp-&gt;name);</text:p>
      <text:p text:style-name="P6"/>
      <text:p text:style-name="P6"><text:s text:c="8"/>bstTree-&gt;right = deleteNode(bstTree-&gt;right, temp-&gt;name);</text:p>
      <text:p text:style-name="P6"><text:s text:c="4"/>}</text:p>
      <text:p text:style-name="P6"/>
      <text:p text:style-name="P6"><text:s text:c="4"/>return bstTree;</text:p>
      <text:p text:style-name="P6">}</text:p>
      <text:p text:style-name="P6"/>
      <text:p text:style-name="P6">// Displaying in Alphabetical Order</text:p>
      <text:p text:style-name="P6"/>
      <text:p text:style-name="P6">void inorder(bstNode bstTree)</text:p>
      <text:p text:style-name="P6">{</text:p>
      <text:p text:style-name="P6"><text:s text:c="4"/>if (bstTree != NULL)</text:p>
      <text:p text:style-name="P6"><text:s text:c="4"/>{</text:p>
      <text:p text:style-name="P6"><text:s text:c="8"/>inorder(bstTree-&gt;left);</text:p>
      <text:p text:style-name="P6"><text:s text:c="8"/>printf("%s ", bstTree-&gt;name);</text:p>
      <text:p text:style-name="P6"><text:s text:c="8"/>inorder(bstTree-&gt;right);</text:p>
      <text:p text:style-name="P6"><text:s text:c="4"/>}</text:p>
      <text:p text:style-name="P6">}</text:p>
      <text:p text:style-name="P6"/>
      <text:p text:style-name="P6">void preorder(bstNode bstTree)</text:p>
      <text:p text:style-name="P6">{</text:p>
      <text:p text:style-name="P6"><text:tab/>if(bstTree != NULL)</text:p>
      <text:p text:style-name="P6"><text:tab/>{</text:p>
      <text:p text:style-name="P6"><text:tab/><text:tab/>printf("%s ", bstTree-&gt;name);</text:p>
      <text:p text:style-name="P6"><text:tab/><text:tab/>preorder(bstTree-&gt;left);</text:p>
      <text:p text:style-name="P6"><text:tab/><text:tab/>preorder(bstTree-&gt;right);</text:p>
      <text:p text:style-name="P6"><text:tab/>}</text:p>
      <text:p text:style-name="P6">}</text:p>
      <text:p text:style-name="P6"/>
      <text:p text:style-name="P6"><text:soft-page-break/>void postorder(bstNode bstTree)</text:p>
      <text:p text:style-name="P6">{</text:p>
      <text:p text:style-name="P6"><text:tab/>if(bstTree != NULL)</text:p>
      <text:p text:style-name="P6"><text:tab/>{</text:p>
      <text:p text:style-name="P6"><text:tab/><text:tab/>postorder(bstTree-&gt;left);</text:p>
      <text:p text:style-name="P6"><text:tab/><text:tab/>postorder(bstTree-&gt;right);</text:p>
      <text:p text:style-name="P6"><text:tab/><text:tab/>printf("%s ", bstTree-&gt;name);</text:p>
      <text:p text:style-name="P6"><text:tab/>}</text:p>
      <text:p text:style-name="P6">}</text:p>
      <text:p text:style-name="P6"/>
      <text:p text:style-name="P6">// MAIN PROGRAM</text:p>
      <text:p text:style-name="P6"/>
      <text:p text:style-name="P6">int main()</text:p>
      <text:p text:style-name="P6">{</text:p>
      <text:p text:style-name="P6"><text:tab/>char name[N], choice;</text:p>
      <text:p text:style-name="P6"><text:tab/>int n;</text:p>
      <text:p text:style-name="P6"><text:tab/>bstNode bstTree = NULL;</text:p>
      <text:p text:style-name="P6"/>
      <text:p text:style-name="P6"><text:tab/>/*system("clear");</text:p>
      <text:p text:style-name="P6"><text:tab/>printf("\n\tEnter root name: ");</text:p>
      <text:p text:style-name="P6"><text:tab/>scanf("%s", name);</text:p>
      <text:p text:style-name="P6"><text:tab/>bstTree = insert(bstTree, name);*/</text:p>
      <text:p text:style-name="P6"/>
      <text:p text:style-name="P6"><text:tab/>do</text:p>
      <text:p text:style-name="P6"><text:tab/><text:tab/>{</text:p>
      <text:p text:style-name="P6"><text:tab/><text:tab/><text:tab/>system("clear");</text:p>
      <text:p text:style-name="P6"/>
      <text:p text:style-name="P6"><text:tab/><text:tab/><text:tab/>printf("\n\n\t+----------------------------+\n");</text:p>
      <text:p text:style-name="P6"><text:tab/><text:tab/><text:tab/>printf("\tMENU FOR BINARY SEARCH TREE\n");</text:p>
      <text:p text:style-name="P6"><text:tab/><text:tab/><text:tab/>printf("\t+----------------------------+\n\n");</text:p>
      <text:p text:style-name="P6"/>
      <text:p text:style-name="P6"><text:tab/><text:tab/><text:tab/>printf("\t1. INSERT New Node\n\n");</text:p>
      <text:p text:style-name="P6"><text:tab/><text:tab/><text:tab/>printf("\t2. DISPLAY Tree in Alphabetical Order\n\n");</text:p>
      <text:p text:style-name="P6"><text:tab/><text:tab/><text:tab/>printf("\t3. FIND Grandparent of given Node\n\n");</text:p>
      <text:p text:style-name="P6"><text:tab/><text:tab/><text:tab/>printf("\t4. FIND Grandchildren of given Node\n\n");</text:p>
      <text:p text:style-name="P6"><text:tab/><text:tab/><text:tab/>printf("\t5. FIND Sibling of given Node\n\n");</text:p>
      <text:p text:style-name="P6"><text:tab/><text:tab/><text:tab/>printf("\t6. DELETE given Node and DISPLAY New Tree\n\n");</text:p>
      <text:p text:style-name="P6"><text:tab/><text:tab/><text:tab/>printf("\t7. EXIT\n\n");</text:p>
      <text:p text:style-name="P6"/>
      <text:p text:style-name="P6"><text:tab/><text:tab/><text:tab/>printf("\n\n\tENTER choice: ");</text:p>
      <text:p text:style-name="P6"><text:tab/><text:tab/><text:tab/>scanf(" %c", &amp;choice);</text:p>
      <text:p text:style-name="P6"/>
      <text:p text:style-name="P6"><text:tab/><text:tab/><text:tab/>switch(choice)</text:p>
      <text:p text:style-name="P6"><text:tab/><text:tab/><text:tab/>{</text:p>
      <text:p text:style-name="P6"><text:tab/><text:tab/><text:tab/><text:tab/>case '1':<text:tab/>printf("\n\n\tENTER number of new nodes: ");</text:p>
      <text:p text:style-name="P6"><text:tab/><text:tab/><text:tab/><text:tab/><text:tab/><text:tab/><text:tab/>scanf("%d", &amp;n);</text:p>
      <text:p text:style-name="P6"/>
      <text:p text:style-name="P6"><text:tab/><text:tab/><text:tab/><text:tab/><text:tab/><text:tab/><text:tab/>for(int i=0; i&lt;n; i++)</text:p>
      <text:p text:style-name="P6"><text:tab/><text:tab/><text:tab/><text:tab/><text:tab/><text:tab/><text:tab/>{</text:p>
      <text:p text:style-name="P6"><text:tab/><text:tab/><text:tab/><text:tab/><text:tab/><text:tab/><text:tab/><text:tab/>printf("\n\tEnter name: ");</text:p>
      <text:p text:style-name="P6"><text:tab/><text:tab/><text:tab/><text:tab/><text:tab/><text:tab/><text:tab/><text:tab/>scanf("%s", name);</text:p>
      <text:p text:style-name="P6"><text:tab/><text:tab/><text:tab/><text:tab/><text:tab/><text:tab/><text:tab/><text:tab/>bstTree = insert(bstTree, name);</text:p>
      <text:p text:style-name="P6"><text:soft-page-break/><text:tab/><text:tab/><text:tab/><text:tab/><text:tab/><text:tab/><text:tab/>}</text:p>
      <text:p text:style-name="P6"/>
      <text:p text:style-name="P6"><text:tab/><text:tab/><text:tab/><text:tab/><text:tab/><text:tab/><text:tab/>getch();</text:p>
      <text:p text:style-name="P6"><text:tab/><text:tab/><text:tab/><text:tab/><text:tab/><text:tab/><text:tab/>break;</text:p>
      <text:p text:style-name="P6"/>
      <text:p text:style-name="P6"><text:tab/><text:tab/><text:tab/><text:tab/>case '2':<text:tab/>if(bstTree != NULL)</text:p>
      <text:p text:style-name="P6"><text:tab/><text:tab/><text:tab/><text:tab/><text:tab/><text:tab/><text:tab/>{</text:p>
      <text:p text:style-name="P6"><text:tab/><text:tab/><text:tab/><text:tab/><text:tab/><text:tab/><text:tab/><text:tab/>printf("\n\n\tAlphabetical Order: ");</text:p>
      <text:p text:style-name="P6"><text:tab/><text:tab/><text:tab/><text:tab/><text:tab/><text:tab/><text:tab/><text:tab/>inorder(bstTree);</text:p>
      <text:p text:style-name="P6"><text:tab/><text:tab/><text:tab/><text:tab/><text:tab/><text:tab/><text:tab/><text:tab/>printf("\n");</text:p>
      <text:p text:style-name="P6"><text:tab/><text:tab/><text:tab/><text:tab/><text:tab/><text:tab/><text:tab/>}</text:p>
      <text:p text:style-name="P6"/>
      <text:p text:style-name="P6"><text:tab/><text:tab/><text:tab/><text:tab/><text:tab/><text:tab/><text:tab/>else</text:p>
      <text:p text:style-name="P6"><text:tab/><text:tab/><text:tab/><text:tab/><text:tab/><text:tab/><text:tab/><text:tab/>printf("\n\tBST is EMPTY !");</text:p>
      <text:p text:style-name="P6"><text:tab/><text:tab/><text:tab/><text:tab/><text:tab/><text:tab/><text:tab/>getch();</text:p>
      <text:p text:style-name="P6"><text:tab/><text:tab/><text:tab/><text:tab/><text:tab/><text:tab/><text:tab/>break;</text:p>
      <text:p text:style-name="P6"/>
      <text:p text:style-name="P6"><text:tab/><text:tab/><text:tab/><text:tab/>case '3':<text:tab/>printf("\n\tEnter name to find its Grandparent: ");</text:p>
      <text:p text:style-name="P6"><text:tab/><text:tab/><text:tab/><text:tab/><text:tab/><text:tab/><text:tab/>scanf("%s", name);</text:p>
      <text:p text:style-name="P6"/>
      <text:p text:style-name="P6"><text:tab/><text:tab/><text:tab/><text:tab/><text:tab/><text:tab/><text:tab/>if(bstTree != NULL)</text:p>
      <text:p text:style-name="P6"><text:tab/><text:tab/><text:tab/><text:tab/><text:tab/><text:tab/><text:tab/><text:tab/>findGrandparent(bstTree, name);</text:p>
      <text:p text:style-name="P6"/>
      <text:p text:style-name="P6"><text:tab/><text:tab/><text:tab/><text:tab/><text:tab/><text:tab/><text:tab/>else</text:p>
      <text:p text:style-name="P6"><text:tab/><text:tab/><text:tab/><text:tab/><text:tab/><text:tab/><text:tab/><text:tab/>printf("\n\tBST is EMPTY !");</text:p>
      <text:p text:style-name="P6"/>
      <text:p text:style-name="P6"><text:tab/><text:tab/><text:tab/><text:tab/><text:tab/><text:tab/><text:tab/>getch();</text:p>
      <text:p text:style-name="P6"><text:tab/><text:tab/><text:tab/><text:tab/><text:tab/><text:tab/><text:tab/>break;</text:p>
      <text:p text:style-name="P6"/>
      <text:p text:style-name="P6"><text:tab/><text:tab/><text:tab/><text:tab/>case '4':<text:tab/>printf("\n\tEnter name to find Grandchildren in the BST: ");</text:p>
      <text:p text:style-name="P6"><text:tab/><text:tab/><text:tab/><text:tab/><text:tab/><text:tab/><text:tab/>scanf("%s", name);</text:p>
      <text:p text:style-name="P6"/>
      <text:p text:style-name="P6"><text:tab/><text:tab/><text:tab/><text:tab/><text:tab/><text:tab/><text:tab/>printf("\n\tGrandchildren: ");</text:p>
      <text:p text:style-name="P6"><text:tab/><text:tab/><text:tab/><text:tab/><text:tab/><text:tab/><text:tab/>findGrandchildren(bstTree, name);</text:p>
      <text:p text:style-name="P6"><text:tab/><text:tab/><text:tab/><text:tab/><text:tab/><text:tab/><text:tab/>getch();</text:p>
      <text:p text:style-name="P6"><text:tab/><text:tab/><text:tab/><text:tab/><text:tab/><text:tab/><text:tab/>break;</text:p>
      <text:p text:style-name="P6"/>
      <text:p text:style-name="P6"><text:tab/><text:tab/><text:tab/><text:tab/>case '5':<text:tab/>printf("\n\tEnter name to find Sibling in the BST: ");</text:p>
      <text:p text:style-name="P6"><text:tab/><text:tab/><text:tab/><text:tab/><text:tab/><text:tab/><text:tab/>scanf("%s", name);</text:p>
      <text:p text:style-name="P6"/>
      <text:p text:style-name="P6"><text:tab/><text:tab/><text:tab/><text:tab/><text:tab/><text:tab/><text:tab/>findSibling(bstTree, name);</text:p>
      <text:p text:style-name="P6"><text:tab/><text:tab/><text:tab/><text:tab/><text:tab/><text:tab/><text:tab/>getch();</text:p>
      <text:p text:style-name="P6"><text:tab/><text:tab/><text:tab/><text:tab/><text:tab/><text:tab/><text:tab/>break;</text:p>
      <text:p text:style-name="P6"/>
      <text:p text:style-name="P6"><text:tab/><text:tab/><text:tab/><text:tab/>case '6':<text:tab/>printf("\n\tEnter name to be deleted from the BST: ");</text:p>
      <text:p text:style-name="P6"><text:tab/><text:tab/><text:tab/><text:tab/><text:tab/><text:tab/><text:tab/>scanf("%s", name);</text:p>
      <text:p text:style-name="P6"/>
      <text:p text:style-name="P6"><text:tab/><text:tab/><text:tab/><text:tab/><text:tab/><text:tab/><text:tab/>if(bstTree != NULL)</text:p>
      <text:p text:style-name="P6"><text:tab/><text:tab/><text:tab/><text:tab/><text:tab/><text:tab/><text:tab/>{</text:p>
      <text:p text:style-name="P6"><text:tab/><text:tab/><text:tab/><text:tab/><text:tab/><text:tab/><text:tab/><text:tab/>bstTree = deleteNode(bstTree, name);</text:p>
      <text:p text:style-name="P6"/>
      <text:p text:style-name="P6"><text:soft-page-break/><text:tab/><text:tab/><text:tab/><text:tab/><text:tab/><text:tab/><text:tab/><text:tab/>printf("\n\n\tPreOrder: ");</text:p>
      <text:p text:style-name="P6"><text:tab/><text:tab/><text:tab/><text:tab/><text:tab/><text:tab/><text:tab/><text:tab/>preorder(bstTree);</text:p>
      <text:p text:style-name="P6"><text:tab/><text:tab/><text:tab/><text:tab/><text:tab/><text:tab/><text:tab/><text:tab/>printf("\n");</text:p>
      <text:p text:style-name="P6"/>
      <text:p text:style-name="P6"><text:tab/><text:tab/><text:tab/><text:tab/><text:tab/><text:tab/><text:tab/><text:tab/>printf("\n\n\tInOrder: ");</text:p>
      <text:p text:style-name="P6"><text:tab/><text:tab/><text:tab/><text:tab/><text:tab/><text:tab/><text:tab/><text:tab/>inorder(bstTree);</text:p>
      <text:p text:style-name="P6"><text:tab/><text:tab/><text:tab/><text:tab/><text:tab/><text:tab/><text:tab/><text:tab/>printf("\n");</text:p>
      <text:p text:style-name="P6"/>
      <text:p text:style-name="P6"><text:tab/><text:tab/><text:tab/><text:tab/><text:tab/><text:tab/><text:tab/><text:tab/>printf("\n\n\tPostOrder: ");</text:p>
      <text:p text:style-name="P6"><text:tab/><text:tab/><text:tab/><text:tab/><text:tab/><text:tab/><text:tab/><text:tab/>postorder(bstTree);</text:p>
      <text:p text:style-name="P6"><text:tab/><text:tab/><text:tab/><text:tab/><text:tab/><text:tab/><text:tab/><text:tab/>printf("\n");</text:p>
      <text:p text:style-name="P6"><text:tab/><text:tab/><text:tab/><text:tab/><text:tab/><text:tab/><text:tab/>}</text:p>
      <text:p text:style-name="P6"/>
      <text:p text:style-name="P6"><text:tab/><text:tab/><text:tab/><text:tab/><text:tab/><text:tab/><text:tab/>else</text:p>
      <text:p text:style-name="P6"><text:tab/><text:tab/><text:tab/><text:tab/><text:tab/><text:tab/><text:tab/><text:tab/>printf("\n\tBST is EMPTY !");</text:p>
      <text:p text:style-name="P6"><text:tab/><text:tab/><text:tab/><text:tab/><text:tab/><text:tab/><text:tab/>getch();</text:p>
      <text:p text:style-name="P6"><text:tab/><text:tab/><text:tab/><text:tab/><text:tab/><text:tab/><text:tab/>break;</text:p>
      <text:p text:style-name="P6"/>
      <text:p text:style-name="P6"><text:tab/><text:tab/><text:tab/><text:tab/>case '7':<text:tab/>system("clear");</text:p>
      <text:p text:style-name="P6"><text:tab/><text:tab/><text:tab/><text:tab/><text:tab/><text:tab/><text:tab/>return 0;</text:p>
      <text:p text:style-name="P6"/>
      <text:p text:style-name="P6"><text:tab/><text:tab/><text:tab/><text:tab/>default:<text:tab/>printf("\n\tINVALID OPTION .....!!!!!\n\n");</text:p>
      <text:p text:style-name="P6"/>
      <text:p text:style-name="P6"><text:tab/><text:tab/><text:tab/>}</text:p>
      <text:p text:style-name="P6"><text:tab/><text:tab/>}while(choice!=7);</text:p>
      <text:p text:style-name="P6">}</text:p>
      <text:p text:style-name="P6"/>
      <text:p text:style-name="P10">Output:</text:p>
      <text:p text:style-name="P8"/>
      <text:p text:style-name="P11">+-------------------------------------------------+</text:p>
      <text:p text:style-name="P12"><text:s text:c="2"/>MENU FOR BINARY SEARCH TREE <text:s text:c="76"/>+-------------------------------------------------+ <text:s text:c="177"/>1. INSERT New Node <text:s text:c="189"/>2. DISPLAY Tree in Alphabetical Order <text:s text:c="170"/>3. FIND Grandparent of given Node <text:s text:c="174"/>4. FIND Grandchildren of given Node <text:s text:c="172"/>5. FIND Sibling of given Node <text:s text:c="178"/>6. DELETE given Node and DISPLAY New Tree <text:s text:c="166"/>7. EXIT <text:s text:c="6"/></text:p>
      <text:p text:style-name="P12"><text:s text:c="402"/>ENTER choice: 1</text:p>
      <text:p text:style-name="P12"><text:s text:c="297"/>ENTER number of new nodes: 12</text:p>
      <text:p text:style-name="P12"><text:s text:c="179"/>Enter name: Kumar <text:s text:c="190"/>Enter name: Anusha <text:s text:c="189"/>Enter name: Ram <text:s text:c="192"/>Enter name: Charan <text:s text:c="189"/>Enter name: Mohan <text:s text:c="190"/>Enter name: Karthika <text:s text:c="187"/>Enter name: Chitra <text:s text:c="189"/>Enter name: Lakshmi <text:s text:c="188"/><text:soft-page-break/>Enter name: Abishek <text:s text:c="188"/>Enter name: Swetha <text:s text:c="189"/>Enter name: Tarun <text:s text:c="190"/>Enter name: Sanjana</text:p>
      <text:p text:style-name="P12"/>
      <text:p text:style-name="P12">+-------------------------------------------------+</text:p>
      <text:p text:style-name="P12"><text:s text:c="2"/>MENU FOR BINARY SEARCH TREE <text:s text:c="76"/>+-------------------------------------------------+ <text:s text:c="177"/>1. INSERT New Node <text:s text:c="189"/>2. DISPLAY Tree in Alphabetical Order <text:s text:c="170"/>3. FIND Grandparent of given Node <text:s text:c="174"/>4. FIND Grandchildren of given Node <text:s text:c="172"/>5. FIND Sibling of given Node <text:s text:c="178"/>6. DELETE given Node and DISPLAY New Tree <text:s text:c="166"/>7. EXIT <text:s text:c="6"/></text:p>
      <text:p text:style-name="P12"><text:s text:c="402"/>ENTER choice: <text:span text:style-name="T5">2</text:span></text:p>
      <text:p text:style-name="P12"/>
      <text:p text:style-name="P12">Alphabetical Order: Abishek Anusha Charan Chitra Karthika Kumar Lakshmi Mohan Ram Sanjana Swetha Tarun</text:p>
      <text:p text:style-name="P12"/>
      <text:p text:style-name="P12">+-------------------------------------------------+</text:p>
      <text:p text:style-name="P12"><text:s text:c="2"/>MENU FOR BINARY SEARCH TREE <text:s text:c="76"/>+-------------------------------------------------+ <text:s text:c="177"/>1. INSERT New Node <text:s text:c="189"/>2. DISPLAY Tree in Alphabetical Order <text:s text:c="170"/>3. FIND Grandparent of given Node <text:s text:c="174"/>4. FIND Grandchildren of given Node <text:s text:c="172"/>5. FIND Sibling of given Node <text:s text:c="178"/>6. DELETE given Node and DISPLAY New Tree <text:s text:c="166"/>7. EXIT <text:s text:c="6"/></text:p>
      <text:p text:style-name="P12"><text:s text:c="402"/>ENTER choice: <text:span text:style-name="T5">3</text:span></text:p>
      <text:p text:style-name="P12"/>
      <text:p text:style-name="P12">Enter name to find its Grandparent: Lakshmi <text:s text:c="164"/>Grandparent: Ram </text:p>
      <text:p text:style-name="P12"/>
      <text:p text:style-name="P13">+-------------------------------------------------+</text:p>
      <text:p text:style-name="P13"><text:s text:c="2"/>MENU FOR BINARY SEARCH TREE <text:s text:c="76"/>+-------------------------------------------------+ <text:s text:c="177"/>1. INSERT New Node <text:s text:c="189"/>2. DISPLAY Tree in Alphabetical Order <text:s text:c="170"/>3. FIND Grandparent of given Node <text:s text:c="174"/>4. FIND Grandchildren of given Node <text:s text:c="172"/>5. FIND Sibling of given Node <text:s text:c="178"/>6. DELETE given Node and DISPLAY New Tree <text:s text:c="166"/>7. EXIT <text:s text:c="6"/></text:p>
      <text:p text:style-name="P13"><text:s text:c="402"/>ENTER choice: <text:span text:style-name="T5">3</text:span></text:p>
      <text:p text:style-name="P13"/>
      <text:p text:style-name="P13">Enter name to find its Grandparent: Karthika <text:s text:c="163"/>Grandparent: Anusha</text:p>
      <text:p text:style-name="P12"><text:soft-page-break/></text:p>
      <text:p text:style-name="P12">+-------------------------------------------------+</text:p>
      <text:p text:style-name="P12"><text:s text:c="2"/>MENU FOR BINARY SEARCH TREE <text:s text:c="76"/>+-------------------------------------------------+ <text:s text:c="177"/>1. INSERT New Node <text:s text:c="189"/>2. DISPLAY Tree in Alphabetical Order <text:s text:c="170"/>3. FIND Grandparent of given Node <text:s text:c="174"/>4. FIND Grandchildren of given Node <text:s text:c="172"/>5. FIND Sibling of given Node <text:s text:c="178"/>6. DELETE given Node and DISPLAY New Tree <text:s text:c="166"/>7. EXIT <text:s text:c="6"/></text:p>
      <text:p text:style-name="P12"><text:s text:c="402"/>ENTER choice: <text:span text:style-name="T5">4</text:span></text:p>
      <text:p text:style-name="P12"/>
      <text:p text:style-name="P12">Enter name to find Grandchildren in the BST: Charan <text:s text:c="156"/>Grandchildren: NO LEFT Grandchildren! Chitra </text:p>
      <text:p text:style-name="P12"/>
      <text:p text:style-name="P12">+-------------------------------------------------+</text:p>
      <text:p text:style-name="P12"><text:s text:c="2"/>MENU FOR BINARY SEARCH TREE <text:s text:c="76"/>+-------------------------------------------------+ <text:s text:c="177"/>1. INSERT New Node <text:s text:c="189"/>2. DISPLAY Tree in Alphabetical Order <text:s text:c="170"/>3. FIND Grandparent of given Node <text:s text:c="174"/>4. FIND Grandchildren of given Node <text:s text:c="172"/>5. FIND Sibling of given Node <text:s text:c="178"/>6. DELETE given Node and DISPLAY New Tree <text:s text:c="166"/>7. EXIT <text:s text:c="6"/></text:p>
      <text:p text:style-name="P12"><text:s text:c="402"/>ENTER choice: <text:span text:style-name="T5">5</text:span></text:p>
      <text:p text:style-name="P12"/>
      <text:p text:style-name="P12">Enter name to find Sibling in the BST: Swetha <text:s text:c="162"/>Left Sibling: Mohan</text:p>
      <text:p text:style-name="P12"/>
      <text:p text:style-name="P14">+-------------------------------------------------+</text:p>
      <text:p text:style-name="P14"><text:s text:c="2"/>MENU FOR BINARY SEARCH TREE <text:s text:c="76"/>+-------------------------------------------------+ <text:s text:c="177"/>1. INSERT New Node <text:s text:c="189"/>2. DISPLAY Tree in Alphabetical Order <text:s text:c="170"/>3. FIND Grandparent of given Node <text:s text:c="174"/>4. FIND Grandchildren of given Node <text:s text:c="172"/>5. FIND Sibling of given Node <text:s text:c="178"/>6. DELETE given Node and DISPLAY New Tree <text:s text:c="166"/>7. EXIT <text:s text:c="6"/></text:p>
      <text:p text:style-name="P14"><text:s text:c="402"/>ENTER choice: <text:span text:style-name="T5">5</text:span></text:p>
      <text:p text:style-name="P14"/>
      <text:p text:style-name="P14">Enter name to find Sibling in the BST: Chitra <text:s text:c="162"/>No Sibling ! </text:p>
      <text:p text:style-name="P14"/>
      <text:p text:style-name="P12"/>
      <text:p text:style-name="P12">+-------------------------------------------------+</text:p>
      <text:p text:style-name="P12"><text:s text:c="2"/>MENU FOR BINARY SEARCH TREE <text:s text:c="76"/><text:soft-page-break/>+-------------------------------------------------+ <text:s text:c="177"/>1. INSERT New Node <text:s text:c="189"/>2. DISPLAY Tree in Alphabetical Order <text:s text:c="170"/>3. FIND Grandparent of given Node <text:s text:c="174"/>4. FIND Grandchildren of given Node <text:s text:c="172"/>5. FIND Sibling of given Node <text:s text:c="178"/>6. DELETE given Node and DISPLAY New Tree <text:s text:c="166"/>7. EXIT <text:s text:c="6"/></text:p>
      <text:p text:style-name="P12"><text:s text:c="402"/>ENTER choice: <text:span text:style-name="T5">6</text:span></text:p>
      <text:p text:style-name="P12"/>
      <text:p text:style-name="P15">Enter name to be deleted from the BST: Ram <text:s text:c="8"/></text:p>
      <text:p text:style-name="P15"><text:s text:c="261"/>PreOrder: Kumar Anusha Abishek Charan Karthika Chitra Sanjana Mohan Lakshmi Swetha Tarun <text:s text:c="223"/>InOrder: Abishek Anusha Charan Chitra Karthika Kumar Lakshmi Mohan Sanjana Swetha Tarun <text:s text:c="224"/>PostOrder: Abishek Chitra Karthika Charan Anusha Lakshmi Mohan Tarun Swetha Sanjana Kumar</text:p>
      <text:p text:style-name="P12"/>
      <text:p text:style-name="P12">+-------------------------------------------------+</text:p>
      <text:p text:style-name="P12"><text:s text:c="2"/>MENU FOR BINARY SEARCH TREE <text:s text:c="76"/>+-------------------------------------------------+ <text:s text:c="177"/>1. INSERT New Node <text:s text:c="189"/>2. DISPLAY Tree in Alphabetical Order <text:s text:c="170"/>3. FIND Grandparent of given Node <text:s text:c="174"/>4. FIND Grandchildren of given Node <text:s text:c="172"/>5. FIND Sibling of given Node <text:s text:c="178"/>6. DELETE given Node and DISPLAY New Tree <text:s text:c="166"/>7. EXIT <text:s text:c="6"/></text:p>
      <text:p text:style-name="P12"><text:s text:c="402"/>ENTER choice: <text:span text:style-name="T5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1T15:39:54.352000000</dc:date>
    <meta:editing-duration>PT1H56M3S</meta:editing-duration>
    <meta:editing-cycles>90</meta:editing-cycles>
    <meta:generator>LibreOffice/6.1.3.2$Windows_X86_64 LibreOffice_project/86daf60bf00efa86ad547e59e09d6bb77c699acb</meta:generator>
    <meta:document-statistic meta:table-count="0" meta:image-count="0" meta:object-count="0" meta:page-count="12" meta:paragraph-count="372" meta:word-count="1602" meta:character-count="32437" meta:non-whitespace-character-count="10749"/>
  </office:meta>
</office:document-meta>
</file>